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2.532cm" style:rel-column-width="46693*"/>
    </style:style>
    <style:style style:name="Table1.B" style:family="table-column">
      <style:table-column-properties style:column-width="3.422cm" style:rel-column-width="12749*"/>
    </style:style>
    <style:style style:name="Table1.C" style:family="table-column">
      <style:table-column-properties style:column-width="1.635cm" style:rel-column-width="609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69cm"/>
    </style:style>
    <style:style style:name="P1" style:family="paragraph" style:parent-style-name="Table_20_Contents">
      <style:text-properties style:font-name="Droid Sans Mono" fo:font-size="10pt" fo:font-weight="normal" officeooo:rsid="0012e5b5" officeooo:paragraph-rsid="0012e5b5" style:font-size-asian="10pt" style:font-weight-asian="normal" style:font-name-complex="TH Sarabun New" style:font-size-complex="10pt" style:font-weight-complex="normal"/>
    </style:style>
    <style:style style:name="P2" style:family="paragraph" style:parent-style-name="Table_20_Contents">
      <style:text-properties style:font-name="Droid Sans Mono" fo:font-size="10pt" fo:font-weight="normal" officeooo:rsid="0013584b" officeooo:paragraph-rsid="0013584b" style:font-size-asian="10pt" style:font-weight-asian="normal" style:font-name-complex="TH Sarabun New" style:font-size-complex="10pt" style:font-weight-complex="normal"/>
    </style:style>
    <style:style style:name="P3" style:family="paragraph" style:parent-style-name="Table_20_Contents">
      <style:text-properties style:font-name="Droid Sans Mono" fo:font-size="10pt" fo:font-weight="normal" officeooo:rsid="001675c2" officeooo:paragraph-rsid="001675c2" style:font-size-asian="10pt" style:font-weight-asian="normal" style:font-name-complex="TH Sarabun New" style:font-size-complex="10pt" style:font-weight-complex="normal"/>
    </style:style>
    <style:style style:name="P4" style:family="paragraph" style:parent-style-name="Table_20_Contents">
      <style:text-properties style:font-name="TH Sarabun New" fo:font-size="16pt" fo:font-weight="bold" officeooo:rsid="0013584b" officeooo:paragraph-rsid="0013584b" style:font-size-asian="16pt" style:font-weight-asian="bold" style:font-name-complex="TH Sarabun New" style:font-size-complex="16pt" style:font-weight-complex="bold"/>
    </style:style>
    <style:style style:name="P5" style:family="paragraph" style:parent-style-name="Table_20_Contents">
      <style:text-properties style:font-name="TH Sarabun New" fo:font-size="16pt" fo:font-weight="bold" officeooo:rsid="000f6398" officeooo:paragraph-rsid="000f6398" style:font-size-asian="16pt" style:font-weight-asian="bold" style:font-name-complex="TH Sarabun New" style:font-size-complex="16pt" style:font-weight-complex="bold"/>
    </style:style>
    <style:style style:name="P6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7" style:family="paragraph" style:parent-style-name="Standard">
      <style:text-properties style:font-name="TH Sarabun New" fo:font-size="16pt" fo:font-weight="bold" officeooo:rsid="0012f359" officeooo:paragraph-rsid="0012e5b5" style:font-size-asian="16pt" style:font-weight-asian="bold" style:font-name-complex="TH Sarabun New" style:font-size-complex="16pt" style:font-weight-complex="bold"/>
    </style:style>
    <style:style style:name="P8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9" style:family="paragraph" style:parent-style-name="Standard">
      <style:text-properties style:font-name="TH Sarabun New" fo:font-size="16pt" fo:font-weight="bold" officeooo:rsid="000d5a40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10" style:family="paragraph" style:parent-style-name="Standard">
      <style:text-properties style:font-name="TH Sarabun New" fo:font-size="16pt" fo:font-weight="normal" officeooo:rsid="000bf15d" officeooo:paragraph-rsid="000bf15d" style:font-size-asian="16pt" style:font-weight-asian="normal" style:font-name-complex="TH Sarabun New" style:font-size-complex="16pt" style:font-weight-complex="normal"/>
    </style:style>
    <style:style style:name="P11" style:family="paragraph" style:parent-style-name="Standard">
      <style:text-properties style:font-name="TH Sarabun New" fo:font-size="16pt" fo:font-weight="normal" officeooo:rsid="000afca3" officeooo:paragraph-rsid="000a5b3c" style:font-name-asian="DejaVu Sans" style:font-size-asian="16pt" style:font-weight-asian="normal" style:font-name-complex="TH Sarabun New" style:font-size-complex="16pt" style:font-weight-complex="normal"/>
    </style:style>
    <style:style style:name="P12" style:family="paragraph" style:parent-style-name="Standard">
      <style:text-properties style:font-name="TH Sarabun New" fo:font-size="16pt" fo:font-weight="normal" officeooo:rsid="000a0748" officeooo:paragraph-rsid="000bf15d" style:font-name-asian="DejaVu Sans" style:font-size-asian="16pt" style:font-weight-asian="normal" style:font-name-complex="TH Sarabun New" style:font-size-complex="16pt" style:font-weight-complex="normal"/>
    </style:style>
    <style:style style:name="P13" style:family="paragraph" style:parent-style-name="Standard">
      <style:text-properties style:font-name="TH Sarabun New" fo:font-size="16pt" officeooo:rsid="00042436" officeooo:paragraph-rsid="0012f359" style:font-size-asian="16pt" style:font-name-complex="TH Sarabun New" style:font-size-complex="16pt"/>
    </style:style>
    <style:style style:name="P14" style:family="paragraph" style:parent-style-name="Standard">
      <style:text-properties style:font-name="TH Sarabun New" fo:font-size="16pt" officeooo:rsid="0012e5b5" officeooo:paragraph-rsid="0012f359" style:font-size-asian="16pt" style:font-name-complex="TH Sarabun New" style:font-size-complex="16pt"/>
    </style:style>
    <style:style style:name="T1" style:family="text">
      <style:text-properties fo:font-weight="normal" officeooo:rsid="000d5a40" style:font-weight-asian="normal" style:font-weight-complex="normal"/>
    </style:style>
    <style:style style:name="T2" style:family="text">
      <style:text-properties fo:font-weight="normal" officeooo:rsid="0013584b" style:font-weight-asian="normal" style:font-weight-complex="normal"/>
    </style:style>
    <style:style style:name="T3" style:family="text">
      <style:text-properties officeooo:rsid="0012e5b5"/>
    </style:style>
    <style:style style:name="T4" style:family="text">
      <style:text-properties officeooo:rsid="0012f359"/>
    </style:style>
    <style:style style:name="T5" style:family="text">
      <style:text-properties officeooo:rsid="00135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stfix Evaluation</text:p>
      <text:p text:style-name="P13"><text:tab/><text:span text:style-name="T3">จงเขียนโปรแกรมที่ทำการคำนวณค่าของนิพจน์แบบ post fix โดยให้เขียนฟังก์ชัน int eval_postfix (vector&lt;pair&lt;int,int&gt;&gt; v) ซึ่งนิพจน์แบบ post fix นั้นจะเก็บไว้ใน vector v เรียงจากซ้ายไปขวาในช่อง v[0] ถึง v[v.size()-1] ตามลำดับ</text:span></text:p>
      <text:p text:style-name="P14"><text:tab/>นิพจน์แบบ postfix จะเก็บใน v ในรูปแบบดังต่อไปนี้ v[i].first นั้นจะมีค่าเป็น 0 หรือ 1 เท่านั้นเพื่อระบุว่า term ดังกล่าวเป็น operator หรือ operand โดยที่ v[i].first มีค่าเป็น 0 แสดงว่า เป็น operator ส่วนค่า v[i].second นั้น ในกรณีที่ v[i].first เป็น 0 จะระบุ operator โดยที่ v[i].second จะมีค่าตั้งแต่ 0 ถึง 3 ซึ่งระบุถึง operator บวก, ลบ, คุณ, หารไม่เอาเศษ ตามลำดับ แต่เมื่อ v[i].first มีค่าเป็น 1 v[i].second จะระบุถึง operand เป็น int ซึ่งมีค่าอยู่ในช่วง 0 ถึง 999</text:p>
      <text:p text:style-name="P6">ข้อบังคับ</text:p>
      <text:p text:style-name="P10"><text:tab/><text:span text:style-name="T4">โจทย์จะมีไฟล์เริ่มต้น main.cpp และ student.h ให้ และให้นิสิตเขียน code ในไฟล์ student.h เท่านั้น (ในไฟล์จะมีฟังก์ชัน eval_postfix ให้อยู่แล้ว) นิสิตสามารถใช้โครงสร้างข้อมูลใด ๆ ของ stl ได้โดยไม่มีข้อกำหนด และสามารถ #include เพิ่มเติมใน student.h ได้อย่างอิสระ</text:span></text:p>
      <text:p text:style-name="P12"/>
      <text:p text:style-name="P9">ข้อกำหนดขนาดข้อมูล</text:p>
      <text:p text:style-name="P8"><text:tab/><text:span text:style-name="T1">รับประกันว่าขนาดของข้อมูลใน vector</text:span><text:span text:style-name="T2">จะไม่เกิน 1</text:span><text:span text:style-name="T1">0,000 ตัว </text:span><text:span text:style-name="T2">และเป็น postfix ที่อยู่ในรูปแบบที่ถูกต้อง</text:span></text:p>
      <text:p text:style-name="P11"/>
      <text:p text:style-name="P8">ตัวอย่าง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vector a </text:p>
          </table:table-cell>
          <table:table-cell table:style-name="Table1.A1" office:value-type="string">
            <text:p text:style-name="P4">Postfix </text:p>
          </table:table-cell>
          <table:table-cell table:style-name="Table1.C1" office:value-type="string">
            <text:p text:style-name="P4">ผลลัพธ์</text:p>
          </table:table-cell>
        </table:table-row>
        <table:table-row>
          <table:table-cell table:style-name="Table1.A2" office:value-type="string">
            <text:p text:style-name="P2">&lt;(1,10)&gt;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10</text:p>
          </table:table-cell>
        </table:table-row>
        <table:table-row table:style-name="Table1.3">
          <table:table-cell table:style-name="Table1.A2" office:value-type="string">
            <text:p text:style-name="P2">&lt;(1,10), (1,15), (0,0)&gt;</text:p>
          </table:table-cell>
          <table:table-cell table:style-name="Table1.A2" office:value-type="string">
            <text:p text:style-name="P2">10 15 +</text:p>
          </table:table-cell>
          <table:table-cell table:style-name="Table1.C2" office:value-type="string">
            <text:p text:style-name="P2">25</text:p>
          </table:table-cell>
        </table:table-row>
        <table:table-row table:style-name="Table1.3">
          <table:table-cell table:style-name="Table1.A2" office:value-type="string">
            <text:p text:style-name="P2">&lt;(1,10), (1,15), (0,1)&gt;</text:p>
          </table:table-cell>
          <table:table-cell table:style-name="Table1.A2" office:value-type="string">
            <text:p text:style-name="P2">10 15 -</text:p>
          </table:table-cell>
          <table:table-cell table:style-name="Table1.C2" office:value-type="string">
            <text:p text:style-name="P1">-<text:span text:style-name="T5">5</text:span></text:p>
          </table:table-cell>
        </table:table-row>
        <table:table-row table:style-name="Table1.3">
          <table:table-cell table:style-name="Table1.A2" office:value-type="string">
            <text:p text:style-name="P2">&lt;(1,9), (1,3), (0,3), (1,2), (0,2)&gt;</text:p>
          </table:table-cell>
          <table:table-cell table:style-name="Table1.A2" office:value-type="string">
            <text:p text:style-name="P2">9 3 / 2 *</text:p>
          </table:table-cell>
          <table:table-cell table:style-name="Table1.C2" office:value-type="string">
            <text:p text:style-name="P2">6</text:p>
          </table:table-cell>
        </table:table-row>
        <table:table-row table:style-name="Table1.3">
          <table:table-cell table:style-name="Table1.A2" office:value-type="string">
            <text:p text:style-name="P2">&lt;(1,7), (1,3), (0,3), (1,2), (0,2)&gt;</text:p>
          </table:table-cell>
          <table:table-cell table:style-name="Table1.A2" office:value-type="string">
            <text:p text:style-name="P2">7 3 / 2 *</text:p>
          </table:table-cell>
          <table:table-cell table:style-name="Table1.C2" office:value-type="string">
            <text:p text:style-name="P3">4</text:p>
          </table:table-cell>
        </table:table-row>
        <table:table-row table:style-name="Table1.3">
          <table:table-cell table:style-name="Table1.A2" office:value-type="string">
            <text:p text:style-name="P2">&lt;(1,1), (1,2), (1,3), (1,4), (0,0), (0,0), (0,0)&gt;</text:p>
          </table:table-cell>
          <table:table-cell table:style-name="Table1.A2" office:value-type="string">
            <text:p text:style-name="P2">1 2 3 4 + + +</text:p>
          </table:table-cell>
          <table:table-cell table:style-name="Table1.C2" office:value-type="string">
            <text:p text:style-name="P2">1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padding="0.051cm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25T07:36:00.562215721</dc:date>
    <meta:editing-duration>PT9H24M53S</meta:editing-duration>
    <meta:editing-cycles>16</meta:editing-cycles>
    <meta:generator>LibreOffice/4.3.5.2.0$Linux_X86_64 LibreOffice_project/430m0$Build-2</meta:generator>
    <meta:document-statistic meta:table-count="1" meta:image-count="0" meta:object-count="0" meta:page-count="1" meta:paragraph-count="29" meta:word-count="618" meta:character-count="1178" meta:non-whitespace-character-count="1037"/>
  </office:meta>
</office:document-meta>
</file>